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Value.get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.get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.get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.setValue( Stateful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.SerialValue( Stateful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Value.ge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